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337cm" svg:height="2.337cm" svg:x="0.101cm" svg:y="0.1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8T20:40:56.361000000</meta:creation-date>
    <dc:date>2014-08-08T20:46:28.405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object-count="1"/>
  </office:meta>
</office:document-meta>
</file>